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28dc" officeooo:paragraph-rsid="001128d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28dc" officeooo:paragraph-rsid="001128d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28dc" officeooo:paragraph-rsid="00123623" style:font-size-asian="14pt" style:font-weight-asian="normal" style:font-size-complex="14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4pt" fo:font-weight="normal" officeooo:rsid="001128dc" officeooo:paragraph-rsid="001128dc" style:font-size-asian="14pt" style:font-weight-asian="normal" style:font-size-complex="14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4pt" fo:font-weight="normal" officeooo:rsid="001128dc" officeooo:paragraph-rsid="00123623" style:font-size-asian="14pt" style:font-weight-asian="normal" style:font-size-complex="14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rande Campeão</text:span><text:tab/><text:tab/><text:span text:style-name="T3">Suellen Lima</text:span><text:tab/><text:span text:style-name="T1">[ 24 ]</text:span></text:p>
      <text:p text:style-name="P2">O céu ainda é azul</text:p>
      <text:p text:style-name="P2">A esperança não morreu</text:p>
      <text:p text:style-name="P2">Quem te fez essa promessa</text:p>
      <text:p text:style-name="P2">É fiel e vai cumprir, tudo o que te prometeu</text:p>
      <text:p text:style-name="P2"/>
      <text:p text:style-name="P2">O sonho não vai acabar,</text:p>
      <text:p text:style-name="P2">Nem o arco-iris desbotar</text:p>
      <text:p text:style-name="P2">Seus projetos são de Deus</text:p>
      <text:p text:style-name="P2">Ele mesmo te escolheu, para ser um vencedor</text:p>
      <text:p text:style-name="P2"/>
      <text:p text:style-name="P2">Quebra as algemas do medo</text:p>
      <text:p text:style-name="P2">Deus já quebrou seu cativeiro</text:p>
      <text:p text:style-name="P2">Meu irmão pra que ficar aí prostrado?</text:p>
      <text:p text:style-name="P2">Enxugue agora o seu rosto molhado</text:p>
      <text:p text:style-name="P2">Tome atitude de um vencedor</text:p>
      <text:p text:style-name="P2"/>
      <text:p text:style-name="P2">Seja o autor da sua historia</text:p>
      <text:p text:style-name="P2">Rasga essa pagina e joga fora</text:p>
      <text:p text:style-name="P2">Meu irmão escreva um novo diário</text:p>
      <text:p text:style-name="P2">Faz da sua vida um nono cenário</text:p>
      <text:p text:style-name="P2">De conquistas e vitórias</text:p>
      <text:p text:style-name="P2"/>
      <text:p text:style-name="P2">É hoje que Deus vai te dar vitória</text:p>
      <text:p text:style-name="P2">Ele veio lá da glória pra fazer um milagre em sua vida</text:p>
      <text:p text:style-name="P2">É hoje que Deus vai abrir a porta</text:p>
      <text:p text:style-name="P2">pra trazer a resposta que você precisa, É hoje</text:p>
      <text:p text:style-name="P2">É hoje que Deus te da um decreto</text:p>
      <text:p text:style-name="P2">Poe um fim nesse deserto, e te toma pela mão</text:p>
      <text:p text:style-name="P2">É hoje que a muralha cai por terra, você vence essa guerra</text:p>
      <text:p text:style-name="P2">Deus te faz campeão</text:p>
      <text:p text:style-name="P2"/>
      <text:p text:style-name="P2">Campeão, campeão, um grande campeão</text:p>
      <text:p text:style-name="P2">Campeão, campeão, um grande campeão</text:p>
      <text:p text:style-name="P5"><text:span text:style-name="T1">Grande Campeão</text:span><text:tab/><text:tab/><text:span text:style-name="T3">Suellen Lima</text:span><text:tab/><text:span text:style-name="T1">[ 24 ]</text:span></text:p>
      <text:p text:style-name="P3">O céu ainda é azul</text:p>
      <text:p text:style-name="P3">A esperança não morreu</text:p>
      <text:p text:style-name="P3">Quem te fez essa promessa</text:p>
      <text:p text:style-name="P3">É fiel e vai cumprir, tudo o que te prometeu</text:p>
      <text:p text:style-name="P3"/>
      <text:p text:style-name="P3">O sonho não vai acabar,</text:p>
      <text:p text:style-name="P3">Nem o arco-iris desbotar</text:p>
      <text:p text:style-name="P3">Seus projetos são de Deus</text:p>
      <text:p text:style-name="P3">Ele mesmo te escolheu, para ser um vencedor</text:p>
      <text:p text:style-name="P3"/>
      <text:p text:style-name="P3">Quebra as algemas do medo</text:p>
      <text:p text:style-name="P3">Deus já quebrou seu cativeiro</text:p>
      <text:p text:style-name="P3">Meu irmão pra que ficar aí prostrado?</text:p>
      <text:p text:style-name="P3">Enxugue agora o seu rosto molhado</text:p>
      <text:p text:style-name="P3">Tome atitude de um vencedor</text:p>
      <text:p text:style-name="P3"/>
      <text:p text:style-name="P3">Seja o autor da sua historia</text:p>
      <text:p text:style-name="P3">Rasga essa pagina e joga fora</text:p>
      <text:p text:style-name="P3">Meu irmão escreva um novo diário</text:p>
      <text:p text:style-name="P3">Faz da sua vida um nono cenário</text:p>
      <text:p text:style-name="P3">De conquistas e vitórias</text:p>
      <text:p text:style-name="P3"/>
      <text:p text:style-name="P3">É hoje que Deus vai te dar vitória</text:p>
      <text:p text:style-name="P3">Ele veio lá da glória pra fazer um milagre em sua vida</text:p>
      <text:p text:style-name="P3">É hoje que Deus vai abrir a porta</text:p>
      <text:p text:style-name="P3">pra trazer a resposta que você precisa, É hoje</text:p>
      <text:p text:style-name="P3">É hoje que Deus te da um decreto</text:p>
      <text:p text:style-name="P3">Poe um fim nesse deserto, e te toma pela mão</text:p>
      <text:p text:style-name="P3">É hoje que a muralha cai por terra, você vence essa guerra</text:p>
      <text:p text:style-name="P3">Deus te faz campeão</text:p>
      <text:p text:style-name="P3"/>
      <text:p text:style-name="P3">Campeão, campeão, um grande campeão</text:p>
      <text:p text:style-name="P3">Campeão, campeão, um grande campe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5T21:42:33.468444659</dc:date>
    <meta:editing-cycles>13</meta:editing-cycles>
    <meta:editing-duration>PT17M37S</meta:editing-duration>
    <meta:generator>LibreOffice/5.1.4.2$Linux_X86_64 LibreOffice_project/10m0$Build-2</meta:generator>
    <meta:document-statistic meta:table-count="0" meta:image-count="0" meta:object-count="0" meta:page-count="1" meta:paragraph-count="58" meta:word-count="382" meta:character-count="1888" meta:non-whitespace-character-count="1562"/>
  </office:meta>
</office:document-meta>
</file>